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justify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ython is an example of a high-level language</text:span></text:p>
                <text:p><text:span text:style-name="T1"><text:s/></text:span></text:p>
              </text:list-item>
              <text:list-item>
                <text:p><text:span text:style-name="T1">Other high-level languages you might have heard of are </text:span></text:p>
                <text:p><text:span text:style-name="T1">C, C++, Perl, and Java.</text:span></text:p>
                <text:p><text:span text:style-name="T1"/></text:p>
              </text:list-item>
              <text:list-item>
                <text:p><text:span text:style-name="T1">First, it is much easier to program in a high-level language. Programs written in a high-level language take less time.</text:span></text:p>
                <text:p><text:span text:style-name="T1"/></text:p>
              </text:list-item>
              <text:list-item>
                <text:p><text:span text:style-name="T1">Second, high-level languages are portable, meaning that they can run on different kinds of computers with few or no modification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"><text:s/></text:span><text:span text:style-name="T1">meaning that it does what the program says. It processes the program a little at a time, alternately reading lines and performing computations.</text:span></text:p>
                </text:list-item>
                <text:list-item>
                  <text:p><text:span text:style-name="T1">In this case, the high-level program is called the source code, and the translated program is called the object code or the executable. Once a program is compiled, you can execute it repeatedly without further translation.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wo kinds of programs process high-level languages into low-level languages </text:span><text:span text:style-name="T2">interpreters</text:span><text:span text:style-name="T1"> and </text:span><text:span text:style-name="T2">compilers</text:span></text:p>
              </text:list-item>
              <text:list-item>
                <text:p><text:span text:style-name="T1">An </text:span><text:span text:style-name="T2">interpreter</text:span><text:span text:style-name="T1"> reads a high-level program and executes it.</text:span></text:p>
              </text:list-item>
              <text:list-item>
                <text:p><text:span text:style-name="T1">A compiler reads the program and translates it completely before the program starts running</text:span></text:p>
              </text:list-item>
              <text:list-item>
                <text:p><text:span text:style-name="T1">Python is considered an interpreted language because Python programs are executed by an interpreter.</text:span></text:p>
              </text:list-item>
              <text:list-item>
                <text:p><text:span text:style-name="T1">There are two ways to use the interpreter: commandline mode and script mode. In command-line mode, you type Python programs and the interpreter prints the result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ypes of Erro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yntax Errors</text:p>
              </text:list-item>
              <text:list-item>
                <text:p>Logical Errors or Runtime Errors</text:p>
              </text:list-item>
              <text:list-item>
                <text:p>Semantic Err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irst Progra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ample of the Print Statement in Python</text:p>
                <text:list>
                  <text:list-header>
                    <text:p/>
                    <text:p text:style-name="P2">print(“Hello World”)</text:p>
                    <text:list>
                      <text:list-header>
                        <text:p text:style-name="P2"><text:s text:c="6"/>(or)</text:p>
                      </text:list-header>
                    </text:list>
                    <text:p text:style-name="P2"><text:s/>print “Hello World”</text:p>
                  </text:list-header>
                </text:list>
                <text:p text:style-name="P2"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alues and Typ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lues and Types.</text:p>
                <text:list>
                  <text:list-header>
                    <text:p><text:span text:style-name="T3">Value</text:span> : <text:s/>A value is one of the fundamental things</text:p>
                    <text:p>like a letter or a number that a</text:p>
                    <text:p>program manipulates</text:p>
                    <text:p><text:span text:style-name="T3">Example</text:span> : <text:s/>4 , “Hello World”</text:p>
                    <text:p><text:span text:style-name="T3"/></text:p>
                    <text:p><text:span text:style-name="T3">Type</text:span>: <text:s/>If you are not sure what type a value has, the interpreter can tell you.</text:p>
                    <text:p><text:span text:style-name="T3">Example</text:span> : type("Hello, World!")</text:p>
                    <text:p/>
                    <text:p>What about values like "17" and "3.2"? They look like numbers, but they are</text:p>
                    <text:p><text:s/>in quotation marks like strings. Those are string typ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ariables and Stateme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Variables</text:span>: A variable is a name that refers to a value.</text:p>
              </text:list-item>
              <text:list-item>
                <text:p>The <text:span text:style-name="T3">assignment statement</text:span> creates new variables and gives them values:</text:p>
                <text:p/>
              </text:list-item>
              <text:list-item>
                <text:p>Examples:</text:p>
                <text:p>message = "What’s up, Doc?"</text:p>
                <text:p>n = 17</text:p>
                <text:p>pi = 3.14159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Variables and Stat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e print statement also works with variables.</text:p>
                <text:p>print(n) or print(pi)</text:p>
                <text:p><text:span text:style-name="T3"/></text:p>
              </text:list-item>
              <text:list-item>
                <text:p><text:span text:style-name="T3">Statement:</text:span><text:span text:style-name="T4"> A statement is an instruction that the Python interpreter can execute. We have seen </text:span><text:span text:style-name="T3">two kinds of statements: print and assign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valuating Express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n expression is a combination of values, variables, and operators. </text:p>
              </text:list-item>
              <text:list-item>
                <text:p>If you type an expression on the command line, the interpreter evaluates it and displays the result:</text:p>
                <text:p>Example:</text:p>
                <text:p>1 + 1</text:p>
                <text:p>17</text:p>
                <text:p>x =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Arithmetic Operators</text:span>:</text:p>
              </text:list-header>
              <text:list-item>
                <text:p>+- Addition</text:p>
              </text:list-item>
              <text:list-item>
                <text:p>- - Subtraction</text:p>
              </text:list-item>
              <text:list-item>
                <text:p>* - multiplication</text:p>
              </text:list-item>
              <text:list-item>
                <text:p>/ - Floating Division </text:p>
              </text:list-item>
              <text:list-item>
                <text:p>//-Integer Division</text:p>
              </text:list-item>
              <text:list-item>
                <text:p>% - Modulus operator</text:p>
                <text:p><text:span text:style-name="T3">Assignment Operator</text:span>:</text:p>
              </text:list-item>
              <text:list-item>
                <text:p>=</text:p>
                <text:p><text:span text:style-name="T3">Boolean operators:</text:span></text:p>
              </text:list-item>
              <text:list-item>
                <text:p>And </text:p>
              </text:list-item>
              <text:list-item>
                <text:p>Or </text:p>
              </text:list-item>
              <text:list-item>
                <text:p>Not 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Comparision Operators</text:span>:</text:p>
              </text:list-header>
              <text:list-item>
                <text:p>&gt;</text:p>
              </text:list-item>
              <text:list-item>
                <text:p>&lt;</text:p>
              </text:list-item>
              <text:list-item>
                <text:p>&gt;=</text:p>
              </text:list-item>
              <text:list-item>
                <text:p>&lt;=</text:p>
              </text:list-item>
              <text:list-item>
                <text:p>==</text:p>
                <text:p><text:span text:style-name="T3">Membership Operators:</text:span></text:p>
              </text:list-item>
              <text:list-item>
                <text:p><text:span text:style-name="T4">In</text:span></text:p>
              </text:list-item>
              <text:list-item>
                <text:p><text:span text:style-name="T4">Not In</text:span></text:p>
                <text:p><text:span text:style-name="T3">Identity operators:</text:span></text:p>
              </text:list-item>
              <text:list-item>
                <text:p><text:span text:style-name="T4">Is</text:span></text:p>
              </text:list-item>
              <text:list-item>
                <text:p><text:span text:style-name="T4">Is No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tions on string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+ - concatenation</text:p>
              </text:list-item>
              <text:list-item>
                <text:p>* - Repeating</text:p>
                <text:p/>
                <text:p>Examples:</text:p>
              </text:list-item>
              <text:list-item>
                <text:p>“Hello” + “World” - HelloWorld</text:p>
              </text:list-item>
              <text:list-item>
                <text:p>“HelloWorld” * 2 - HelloWorldHelloWorl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y we use comments?</text:p>
                <text:list>
                  <text:list-header>
                    <text:p>It is a good idea to add notes to your programs to explain in natural language what the program is doing.</text:p>
                    <text:p>These notes are called comments, and they are marked with the # symbol:</text:p>
                    <text:p/>
                    <text:p><text:span text:style-name="T3">Example for single line comments:</text:span></text:p>
                    <text:p># compute the percentage of the hour that has elapsed</text:p>
                    <text:p>percentage = (minute * 100) / 60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Function Calls:</text:span></text:p>
                <text:p>1. type() - type(“32”)</text:p>
                <text:p>2. id() - id(“32”) - Every value has an id, which is a unique number related to where it is stored in the memory of the computer.</text:p>
              </text:list-item>
              <text:list-item>
                <text:p><text:span text:style-name="T3">Type Conversion: </text:span><text:span text:style-name="T4">Python provides a collection of built-in functions that convert values from one type to another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ype conversion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Example:</text:span></text:p>
                <text:p><text:span text:style-name="T4">int(“32”) - 32 which is an integer.</text:span></text:p>
                <text:p><text:span text:style-name="T4">int can also convert floating-point values to integers, but remember that it truncates the fractional part:</text:span></text:p>
              </text:list-header>
              <text:list-item>
                <text:p><text:span text:style-name="T4">Int(3.99999) </text:span></text:p>
                <text:p><text:span text:style-name="T4">3</text:span></text:p>
                <text:p><text:span text:style-name="T4">int(-2.3) </text:span></text:p>
                <text:p><text:span text:style-name="T4">-2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h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Python has a math module that provides most of the familiar mathematical functions. </text:p>
              </text:list-item>
              <text:list-item>
                <text:p>A <text:span text:style-name="T3">module </text:span>is a file that contains a collection of related functions</text:p>
                <text:p>grouped together.</text:p>
              </text:list-item>
              <text:list-item>
                <text:p>Before we can use the functions from a module, we have to import them:</text:p>
                <text:p><text:span text:style-name="T3">import math</text:span></text:p>
              </text:list-item>
              <text:list-item>
                <text:p>To call one of the functions, we have to specify the name of the module and the name of the function, separated by a dot, also known as a <text:span text:style-name="T3">period</text:span>. This format is called <text:span text:style-name="T3">dot notation.</text:span></text:p>
                <text:p><text:span text:style-name="T3"/></text:p>
              </text:list-item>
              <text:list-item>
                <text:p><text:span text:style-name="T3">Example:</text:span></text:p>
                <text:p><text:span text:style-name="T3"><text:s/></text:span><text:span text:style-name="T3">angle = 1.5</text:span></text:p>
              </text:list-item>
              <text:list-item>
                <text:p><text:span text:style-name="T3">height = math.sin(ang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ate Time Funcit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datetime module supplies classes for manipulating dates and times in both simple and complex ways. </text:p>
              </text:list-item>
              <text:list-item>
                <text:p>While date and time arithmetic is supported, the focus of the implementation is on efficient attribute extraction for output formatting and manipulation. </text:p>
              </text:list-item>
              <text:list-item>
                <text:p>For related functionality, see also the <text:span text:style-name="T3">time</text:span> and <text:span text:style-name="T3">calendar</text:span> mod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ample for Time Cla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values are represented with the time class</text:p>
                <text:p>import datetime</text:p>
                <text:p>t = datetime.time(1, 2, 3)</text:p>
                <text:p>print t</text:p>
                <text:p>print 'hour <text:s/>:', t.hour</text:p>
                <text:p>print 'minute:', t.minute</text:p>
                <text:p>print 'second:', t.second</text:p>
                <text:p>print 'microsecond:', t.microsecond</text:p>
                <text:p>print 'tzinfo:', t.tzinf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ample for Date Cla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ort datetime</text:p>
                <text:p>today = datetime.date.today()</text:p>
              </text:list-item>
              <text:list-item>
                <text:p>print today</text:p>
              </text:list-item>
              <text:list-item>
                <text:p>print 'ctime:', today.ctime()</text:p>
              </text:list-item>
              <text:list-item>
                <text:p>print 'tuple:', today.timetuple()</text:p>
              </text:list-item>
              <text:list-item>
                <text:p>print 'ordinal:', today.toordinal()</text:p>
              </text:list-item>
              <text:list-item>
                <text:p>print 'Year:', today.year</text:p>
              </text:list-item>
              <text:list-item>
                <text:p>print 'Mon :', today.month</text:p>
              </text:list-item>
              <text:list-item>
                <text:p>print 'Day :', today.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ate Arithmeti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mport datetime</text:p>
                <text:p>today = datetime.date.today()</text:p>
                <text:p>print 'Today <text:s text:c="3"/>:', today</text:p>
                <text:p>one_day = datetime.timedelta(days=1)</text:p>
                <text:p>print 'One day <text:s/>:', one_day</text:p>
                <text:p>yesterday = today - one_day</text:p>
                <text:p>print 'Yesterday:', yesterday</text:p>
                <text:p>tomorrow = today + one_day</text:p>
                <text:p>print 'Tomorrow :', tomorrow</text:p>
                <text:p>print 'tomorrow - yesterday:', tomorrow - yesterday</text:p>
                <text:p>print 'yesterday - tomorrow:', yesterday - tomorrow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Defined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function is a named sequence of statements</text:p>
                <text:p>that performs a desired operation</text:p>
              </text:list-item>
              <text:list-item>
                <text:p><text:span text:style-name="T4">This operation is specified in a function</text:span></text:p>
                <text:p><text:span text:style-name="T4">definition.</text:span></text:p>
                <text:p><text:span text:style-name="T3">Syntax:</text:span></text:p>
                <text:p><text:span text:style-name="T3">def NAME( LIST OF PARAMETERS ):</text:span></text:p>
                <text:p><text:span text:style-name="T3">STATEMENTS</text:span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Defined Funcitons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Example:</text:span></text:p>
                <text:p><text:span text:style-name="T3">def newLine():</text:span></text:p>
                <text:p><text:span text:style-name="T3"><text:s text:c="2"/></text:span><text:span text:style-name="T3">print</text:span></text:p>
                <text:p><text:span text:style-name="T4">This function is named newLine. The empty parentheses indicate that it has no parameters.</text:span></text:p>
              </text:list-header>
              <text:list-item>
                <text:p><text:span text:style-name="T3">Calling a function:</text:span></text:p>
                <text:p><text:span text:style-name="T3">print(“First Line”)</text:span></text:p>
                <text:p><text:span text:style-name="T3">newLine()</text:span></text:p>
                <text:p><text:span text:style-name="T3">print(“SecondLine”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ested Func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lling Function in another function is called Nested Functions.</text:p>
                <text:p>Example:</text:p>
                <text:p>def threelines():</text:p>
                <text:list>
                  <text:list-header>
                    <text:p>newlines()</text:p>
                    <text:p>Newlines()</text:p>
                    <text:p>newlines()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rameters and Argu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ere is an example of a user-defined function that has a <text:span text:style-name="T3">parameter</text:span>:</text:p>
                <text:p>def printTwice(bruce):</text:p>
                <text:p><text:s text:c="4"/>print bruce, bruce</text:p>
              </text:list-item>
              <text:list-item>
                <text:p>This function takes a single argument and assigns it to a parameter name <text:span text:style-name="T3">bruce.</text:span></text:p>
                <text:p><text:span text:style-name="T3">Result:</text:span></text:p>
                <text:p><text:span text:style-name="T3">printTwice(“spam”) - calling a function</text:span></text:p>
                <text:p><text:span text:style-name="T3">spamspam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Variables and Parameters are loca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create a local variable inside a function, it only exists inside the function, and you cannot use it outside. For example:</text:p>
              </text:list-item>
              <text:list-item>
                <text:p>def catTwice(part1, part2):</text:p>
                <text:p><text:s text:c="2"/>cat = part1 + part2</text:p>
                <text:p><text:s text:c="2"/>print Twice(cat)</text:p>
              </text:list-item>
              <text:list-item>
                <text:p>This function takes two arguments, concatenates them, and then prints the result twice. We can call the function with two strings:</text:p>
                <text:p>cha nt1 = "Pie Jesu domine, " <text:s/>chant2 = "Dona eis requiem."</text:p>
                <text:p>catTwice(chant1, chant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Outp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ie Jesu domine, Dona eis requiem. Pie Jesu domine, Dona eis requiem.</text:p>
              </text:list-item>
              <text:list-item>
                <text:p><text:s/>When catTwice terminates, the variable cat is destroyed. If we try to print it we get an error:</text:p>
                <text:p><text:s/>print cat</text:p>
              </text:list-item>
              <text:list-item>
                <text:p>NameError: cat</text:p>
              </text:list-item>
              <text:list-item>
                <text:p>Parameters are also local. For example, outside the function printTwice, there is no such thing as bruce. If you try to use it, Python will compl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09:39:18.048758570</meta:creation-date>
    <meta:generator>LibreOffice/4.2.8.2$Linux_X86_64 LibreOffice_project/420m0$Build-2</meta:generator>
    <dc:date>2016-06-06T13:41:45.329854744</dc:date>
    <meta:editing-duration>PT7H26M27S</meta:editing-duration>
    <meta:editing-cycles>53</meta:editing-cycles>
    <meta:document-statistic meta:object-count="121"/>
  </office:meta>
</office:document-meta>
</file>